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00" draw:textarea-vertical-align="middle" draw:auto-grow-height="false" fo:min-height="0.749cm" fo:min-width="0.499cm"/>
    </style:style>
    <style:style style:name="gr2" style:family="graphic" style:parent-style-name="standard">
      <style:graphic-properties draw:fill="solid" draw:fill-color="#000000" draw:fill-gradient-name="Gradient_20_1" draw:fill-hatch-name="Black_20_0_20_Degrees" draw:fill-image-name="Empty" draw:fill-image-width="0cm" draw:fill-image-height="0cm" draw:textarea-vertical-align="middle" draw:auto-grow-height="false" fo:min-height="0cm" fo:min-width="0cm" draw:shadow-offset-x="0.305cm" draw:shadow-offset-y="0.305cm"/>
    </style:style>
    <style:style style:name="gr3" style:family="graphic" style:parent-style-name="standard">
      <style:graphic-properties draw:fill="gradient" draw:fill-color="#ffff00" draw:fill-gradient-name="Gradient_20_8" draw:fill-hatch-name="Black_20_0_20_Degrees" draw:fill-image-name="Empty" draw:fill-image-width="0cm" draw:fill-image-height="0cm" draw:textarea-vertical-align="middle" draw:auto-grow-height="false" fo:min-height="0.749cm" fo:min-width="0.499cm" draw:shadow-offset-x="0.305cm" draw:shadow-offset-y="0.30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186cm" svg:height="2.186cm" draw:transform="rotate (1.0471975511964) translate (9.251cm 13.566cm)">
          <text:p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2" draw:text-style-name="P1" draw:layer="layout" svg:width="1.711cm" svg:height="1.711cm" draw:transform="rotate (1.0471975511964) translate (9.576cm 13.479cm)">
          <text:p/>
          <draw:enhanced-geometry svg:viewBox="0 0 21600 21600" draw:text-areas="0 0 21600 21600" draw:mirror-horizontal="false" draw:mirror-vertic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1" draw:layer="layout" svg:width="0.359cm" svg:height="0.359cm" draw:transform="rotate (1.0471975511964) translate (10.499cm 13.232cm)">
          <text:p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radial" draw:cx="0%" draw:cy="0%" draw:start-color="#000000" draw:end-color="#ffffff" draw:start-intensity="100%" draw:end-intensity="95%" draw:border="0%"/>
    <draw:gradient draw:name="Gradient_20_8" draw:display-name="Gradient 8" draw:style="radial" draw:cx="50%" draw:cy="50%" draw:start-color="#000000" draw:end-color="#ffffff" draw:start-intensity="100%" draw:end-intensity="95%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Svilen</meta:initial-creator>
    <meta:creation-date>2012-03-07T13:15:55</meta:creation-date>
    <dc:creator>Svilen</dc:creator>
    <dc:date>2012-03-07T15:44:49</dc:date>
    <meta:editing-cycles>3</meta:editing-cycles>
    <meta:editing-duration>PT2H28M55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